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Normal_20__28_Web_29_">
      <style:paragraph-properties fo:margin-top="0.494cm" fo:margin-bottom="0.494cm" loext:contextual-spacing="false"/>
      <style:text-properties fo:color="#000000" style:font-name="Roboto" style:font-name-asian="Roboto1" style:font-name-complex="Roboto1"/>
    </style:style>
    <style:style style:name="P2" style:family="paragraph" style:parent-style-name="Normal_20__28_Web_29_">
      <style:paragraph-properties fo:margin-top="0.494cm" fo:margin-bottom="0.494cm" loext:contextual-spacing="false" fo:text-align="center" style:justify-single-word="false"/>
      <style:text-properties fo:color="#000000" style:font-name="Roboto" fo:font-size="18pt" fo:font-weight="bold" style:font-name-asian="Roboto1" style:font-size-asian="18pt" style:font-weight-asian="bold" style:font-name-complex="Roboto1" style:font-size-complex="18pt" style:font-weight-complex="bold"/>
    </style:style>
    <style:style style:name="P3" style:family="paragraph" style:parent-style-name="Normal_20__28_Web_29_">
      <style:paragraph-properties fo:margin-top="0.494cm" fo:margin-bottom="0.494cm" loext:contextual-spacing="false"/>
      <style:text-properties fo:color="#000000" style:font-name="Roboto" fo:font-size="18pt" style:font-name-asian="Roboto1" style:font-size-asian="18pt" style:font-name-complex="Roboto1" style:font-size-complex="18pt"/>
    </style:style>
    <style:style style:name="P4" style:family="paragraph" style:parent-style-name="Normal_20__28_Web_29_">
      <style:paragraph-properties fo:margin-top="0.494cm" fo:margin-bottom="0.494cm" loext:contextual-spacing="false" fo:text-align="center" style:justify-single-word="false"/>
    </style:style>
    <style:style style:name="P5" style:family="paragraph" style:parent-style-name="Normal_20__28_Web_29_">
      <style:paragraph-properties fo:margin-left="-0.018cm" fo:margin-right="0cm" fo:margin-top="0.494cm" fo:margin-bottom="0.494cm" loext:contextual-spacing="false" fo:text-indent="0cm" style:auto-text-indent="false"/>
    </style:style>
    <style:style style:name="P6" style:family="paragraph" style:parent-style-name="Standard">
      <style:paragraph-properties fo:margin-left="1.27cm" fo:margin-right="0cm" fo:text-indent="0cm" style:auto-text-indent="false"/>
      <style:text-properties fo:color="#000000" style:font-name="Roboto" style:font-name-asian="Roboto1" style:font-name-complex="Roboto1"/>
    </style:style>
    <style:style style:name="P7" style:family="paragraph" style:parent-style-name="Standard">
      <style:paragraph-properties fo:margin-left="1.27cm" fo:margin-right="0cm" fo:text-align="center" style:justify-single-word="false" fo:text-indent="0cm" style:auto-text-indent="false"/>
      <style:text-properties fo:color="#000000" style:font-name="Roboto" fo:font-size="20pt" fo:font-weight="bold" style:font-name-asian="Roboto1" style:font-size-asian="20pt" style:font-weight-asian="bold" style:font-name-complex="Roboto1" style:font-size-complex="20pt" style:font-weight-complex="bold"/>
    </style:style>
    <style:style style:name="P8" style:family="paragraph" style:parent-style-name="Heading_20_3" style:list-style-name="WWNum1">
      <style:text-properties fo:color="#000000" style:font-name="Roboto" style:font-name-asian="Roboto1" style:font-name-complex="Roboto1"/>
    </style:style>
    <style:style style:name="P9" style:family="paragraph" style:parent-style-name="List_20_Paragraph" style:list-style-name="WWNum1">
      <style:paragraph-properties fo:line-height="0.533cm"/>
    </style:style>
    <style:style style:name="P10" style:family="paragraph" style:parent-style-name="List_20_Paragraph" style:list-style-name="WWNum1">
      <style:paragraph-properties fo:line-height="0.533cm"/>
      <style:text-properties fo:color="#000000" style:font-name="Roboto" fo:font-size="12pt" style:font-name-asian="Roboto1" style:font-size-asian="12pt" style:font-name-complex="Roboto1" style:font-size-complex="12pt"/>
    </style:style>
    <style:style style:name="P11" style:family="paragraph" style:parent-style-name="List_20_Paragraph" style:list-style-name="WWNum1">
      <style:paragraph-properties fo:line-height="0.857cm"/>
      <style:text-properties fo:color="#000000" style:font-name="Roboto" fo:font-size="12pt" style:font-name-asian="Roboto1" style:font-size-asian="12pt" style:font-name-complex="Roboto1" style:font-size-complex="12pt"/>
    </style:style>
    <style:style style:name="P12" style:family="paragraph" style:parent-style-name="List_20_Paragraph" style:list-style-name="WWNum1">
      <style:paragraph-properties fo:line-height="0.857cm"/>
    </style:style>
    <style:style style:name="P13" style:family="paragraph" style:parent-style-name="Normal_20__28_Web_29_" style:list-style-name="WWNum6">
      <style:paragraph-properties fo:margin-top="0.494cm" fo:margin-bottom="0cm" loext:contextual-spacing="false"/>
    </style:style>
    <style:style style:name="P14" style:family="paragraph" style:parent-style-name="Normal_20__28_Web_29_" style:list-style-name="WWNum8">
      <style:paragraph-properties fo:margin-top="0.494cm" fo:margin-bottom="0cm" loext:contextual-spacing="false"/>
      <style:text-properties fo:color="#000000" style:font-name="Roboto" style:font-name-asian="Roboto1" style:font-name-complex="Roboto1"/>
    </style:style>
    <style:style style:name="P15" style:family="paragraph" style:parent-style-name="Normal_20__28_Web_29_" style:list-style-name="WWNum6">
      <style:paragraph-properties fo:margin-top="0.494cm" fo:margin-bottom="0.494cm" loext:contextual-spacing="false"/>
    </style:style>
    <style:style style:name="P16" style:family="paragraph" style:parent-style-name="Normal_20__28_Web_29_">
      <style:paragraph-properties fo:margin-top="0.494cm" fo:margin-bottom="0.494cm" loext:contextual-spacing="false" fo:text-align="center" style:justify-single-word="false"/>
      <style:text-properties fo:color="#000000" style:font-name="Roboto" fo:font-size="18pt" fo:font-weight="bold" style:font-name-asian="Roboto1" style:font-size-asian="18pt" style:font-weight-asian="bold" style:font-name-complex="Roboto1" style:font-size-complex="18pt" style:font-weight-complex="bold"/>
    </style:style>
    <style:style style:name="P17" style:family="paragraph" style:parent-style-name="Normal_20__28_Web_29_">
      <style:paragraph-properties fo:margin-top="0.494cm" fo:margin-bottom="0.494cm" loext:contextual-spacing="false"/>
      <style:text-properties fo:color="#000000" style:font-name="Roboto" style:font-name-asian="Roboto1" style:font-name-complex="Roboto1"/>
    </style:style>
    <style:style style:name="P18" style:family="paragraph" style:parent-style-name="Normal_20__28_Web_29_" style:list-style-name="WWNum8">
      <style:paragraph-properties fo:margin-top="0.494cm" fo:margin-bottom="0.494cm" loext:contextual-spacing="false"/>
      <style:text-properties fo:color="#000000" style:font-name="Roboto" style:font-name-asian="Roboto1" style:font-name-complex="Roboto1"/>
    </style:style>
    <style:style style:name="P19" style:family="paragraph" style:parent-style-name="Standard" style:master-page-name="Standard">
      <style:paragraph-properties fo:margin-left="1.27cm" fo:margin-right="0cm" fo:text-align="center" style:justify-single-word="false" fo:text-indent="-0.635cm" style:auto-text-indent="false" style:page-number="auto">
        <style:tab-stops>
          <style:tab-stop style:position="1.27cm"/>
        </style:tab-stops>
      </style:paragraph-properties>
      <style:text-properties fo:color="#000000" style:font-name="Roboto" fo:font-size="20pt" fo:font-weight="bold" style:font-name-asian="Roboto1" style:font-size-asian="20pt" style:font-weight-asian="bold" style:font-name-complex="Roboto1" style:font-size-complex="20pt" style:font-weight-complex="bold"/>
    </style:style>
    <style:style style:name="P20" style:family="paragraph" style:parent-style-name="Standard" style:list-style-name="WWNum3"/>
    <style:style style:name="P21" style:family="paragraph" style:parent-style-name="Standard">
      <style:paragraph-properties fo:margin-left="1.27cm" fo:margin-right="0cm" fo:text-align="center" style:justify-single-word="false" fo:text-indent="0cm" style:auto-text-indent="false"/>
      <style:text-properties fo:color="#000000" style:font-name="Roboto" fo:font-size="20pt" fo:font-weight="bold" style:font-name-asian="Roboto1" style:font-size-asian="20pt" style:font-weight-asian="bold" style:font-name-complex="Roboto1" style:font-size-complex="20pt" style:font-weight-complex="bold"/>
    </style:style>
    <style:style style:name="P22" style:family="paragraph" style:parent-style-name="Standard">
      <style:paragraph-properties fo:margin-left="-0.018cm" fo:margin-right="0cm" fo:line-height="0.533cm" fo:text-indent="0cm" style:auto-text-indent="false"/>
      <style:text-properties fo:color="#000000" style:font-name="Roboto" fo:font-size="12pt" style:font-name-asian="Roboto1" style:font-size-asian="12pt" style:font-name-complex="Roboto1" style:font-size-complex="12pt"/>
    </style:style>
    <style:style style:name="T1" style:family="text">
      <style:text-properties fo:color="#000000" style:font-name="Roboto" style:font-name-asian="Roboto1" style:font-name-complex="Roboto1"/>
    </style:style>
    <style:style style:name="T2" style:family="text">
      <style:text-properties fo:color="#000000" style:font-name="Roboto" fo:font-weight="bold" style:font-name-asian="Roboto1" style:font-weight-asian="bold" style:font-name-complex="Roboto1" style:font-weight-complex="bold"/>
    </style:style>
    <style:style style:name="T3" style:family="text">
      <style:text-properties fo:color="#000000" style:font-name="Roboto" fo:font-size="12pt" style:font-name-asian="Roboto1" style:font-size-asian="12pt" style:font-name-complex="Roboto1" style:font-size-complex="12pt"/>
    </style:style>
    <style:style style:name="T4" style:family="text">
      <style:text-properties fo:color="#000000" style:font-name="Roboto" fo:font-size="18pt" fo:font-weight="bold" style:font-name-asian="Roboto1" style:font-size-asian="18pt" style:font-weight-asian="bold" style:font-name-complex="Roboto1" style:font-size-complex="18pt" style:font-weight-complex="bold"/>
    </style:style>
    <style:style style:name="T5" style:family="text">
      <style:text-properties fo:color="#000000" style:font-name="Roboto" fo:font-size="18pt" style:font-name-asian="Roboto1" style:font-size-asian="18pt" style:font-name-complex="Roboto1"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MAP</text:p>
      <text:list xml:id="list1602005135" text:style-name="WWNum3">
        <text:list-item>
          <text:p text:style-name="P20"><text:span text:style-name="T1">Write a function that takes an array of numbers and returns a new array with each number squared. Use the </text:span><text:span text:style-name="T2">Map</text:span><text:span text:style-name="T1"> object to accomplish this.</text:span></text:p>
        </text:list-item>
        <text:list-item>
          <text:p text:style-name="P20"><text:span text:style-name="T1">Write a function that takes an array of objects with a </text:span><text:span text:style-name="T2">name</text:span><text:span text:style-name="T1"> property and returns a new array of strings with the name of each object capitalized. Use the </text:span><text:span text:style-name="T2">Map</text:span><text:span text:style-name="T1"> object to accomplish this.</text:span></text:p>
        </text:list-item>
        <text:list-item>
          <text:p text:style-name="P20"><text:span text:style-name="T1">Write a function that takes an array of words and returns an object where the keys are the words and the values are the number of times each word appears in the array. Use the </text:span><text:span text:style-name="T2">Map</text:span><text:span text:style-name="T1"> object to accomplish this.</text:span></text:p>
        </text:list-item>
        <text:list-item>
          <text:p text:style-name="P20"><text:span text:style-name="T1">Write a function that takes a string and returns an object where the keys are the characters in the string and the values are the number of times each character appears in the string. Use the </text:span><text:span text:style-name="T2">Map</text:span><text:span text:style-name="T1"> object to accomplish this.</text:span></text:p>
        </text:list-item>
        <text:list-item>
          <text:p text:style-name="P20"><text:span text:style-name="T1">Write a function that takes an array of objects with a </text:span><text:span text:style-name="T2">category</text:span><text:span text:style-name="T1"> property and returns an object where the keys are the categories, and the values are arrays of objects with that category. Use </text:span></text:p>
        </text:list-item>
        <text:list-item>
          <text:p text:style-name="P20"><text:span text:style-name="T1">Write a function that takes an array of strings and returns a new array with only the unique strings. Use the </text:span><text:span text:style-name="T2">Map</text:span><text:span text:style-name="T1"> object to accomplish this.</text:span></text:p>
        </text:list-item>
        <text:list-item>
          <text:p text:style-name="P20"><text:span text:style-name="T1">Write a function that takes an array of numbers and returns an object where the keys are the numbers and the values are arrays of their prime factors. Use the </text:span><text:span text:style-name="T2">Map</text:span><text:span text:style-name="T1"> object to accomplish this.</text:span></text:p>
        </text:list-item>
        <text:list-item>
          <text:p text:style-name="P20"><text:span text:style-name="T1">Write a function that takes an array of objects with a </text:span><text:span text:style-name="T2">name</text:span><text:span text:style-name="T1"> and </text:span><text:span text:style-name="T2">age</text:span><text:span text:style-name="T1"> property and returns an object where the keys are the age and the values are arrays of objects with that age. Use the </text:span><text:span text:style-name="T2">Map</text:span><text:span text:style-name="T1"> object to accomplish this.</text:span></text:p>
        </text:list-item>
        <text:list-item>
          <text:p text:style-name="P20"><text:span text:style-name="T1">Write a function that takes an array of strings and returns an object where the keys are the strings sorted alphabetically and the values are arrays of the original strings that are anagrams of each other. Use the </text:span><text:span text:style-name="T2">Map</text:span><text:span text:style-name="T1"> object to accomplish this.</text:span></text:p>
        </text:list-item>
        <text:list-item>
          <text:p text:style-name="P20"><text:span text:style-name="T1">Write a function that takes an array of objects with a </text:span><text:span text:style-name="T2">date</text:span><text:span text:style-name="T1"> property and returns an object where the keys are the year and the values are arrays of objects with that year. Use the </text:span><text:span text:style-name="T2">Map</text:span><text:span text:style-name="T1"> object to accomplish this.</text:span></text:p>
        </text:list-item>
      </text:list>
      <text:p text:style-name="P6"/>
      <text:p text:style-name="P7"/>
      <text:p text:style-name="P7"/>
      <text:p text:style-name="P7"/>
      <text:p text:style-name="P7"/>
      <text:p text:style-name="P7"/>
      <text:p text:style-name="P7"/>
      <text:p text:style-name="P7"/>
      <text:p text:style-name="P7"/>
      <text:p text:style-name="P7"><text:soft-page-break/>Filter</text:p>
      <text:list xml:id="list621865467" text:style-name="WWNum6">
        <text:list-item>
          <text:p text:style-name="P13"><text:span text:style-name="T1">Write a function that takes an array of numbers and returns a new array with only the even numbers. Use the </text:span><text:span text:style-name="T2">filter</text:span><text:span text:style-name="T1"> method to accomplish this.</text:span></text:p>
        </text:list-item>
        <text:list-item>
          <text:p text:style-name="P13"><text:span text:style-name="T1">Write a function that takes an array of objects with a </text:span><text:span text:style-name="T2">price</text:span><text:span text:style-name="T1"> property and returns a new array with only the objects that have a price less than a given amount. Use the </text:span><text:span text:style-name="T2">filter</text:span><text:span text:style-name="T1"> method to accomplish this.</text:span></text:p>
        </text:list-item>
        <text:list-item>
          <text:p text:style-name="P13"><text:span text:style-name="T1">Write a function that takes an array of strings and returns a new array with only the strings that have a length greater than a given amount. Use the </text:span><text:span text:style-name="T2">filter</text:span><text:span text:style-name="T1"> method to accomplish this.</text:span></text:p>
        </text:list-item>
        <text:list-item>
          <text:p text:style-name="P13"><text:span text:style-name="T1">Write a function that takes an array of objects with a </text:span><text:span text:style-name="T2">category</text:span><text:span text:style-name="T1"> property and returns a new array with only the unique categories. Use the </text:span><text:span text:style-name="T2">filter</text:span><text:span text:style-name="T1"> and </text:span><text:span text:style-name="T2">map</text:span><text:span text:style-name="T1"> methods to accomplish this.</text:span></text:p>
        </text:list-item>
        <text:list-item>
          <text:p text:style-name="P13"><text:span text:style-name="T1">Write a function that takes an array of objects with a </text:span><text:span text:style-name="T2">name</text:span><text:span text:style-name="T1"> and </text:span><text:span text:style-name="T2">age</text:span><text:span text:style-name="T1"> property and returns a new array with only the objects where the age is greater than a given amount. Use the </text:span><text:span text:style-name="T2">filter</text:span><text:span text:style-name="T1"> method to accomplish this.</text:span></text:p>
        </text:list-item>
        <text:list-item>
          <text:p text:style-name="P13"><text:span text:style-name="T1">Write a function that takes an array of objects with a </text:span><text:span text:style-name="T2">name</text:span><text:span text:style-name="T1"> and </text:span><text:span text:style-name="T2">hobbies</text:span><text:span text:style-name="T1"> property and returns a new array with only the objects where the hobbies include a given hobby. Use the </text:span><text:span text:style-name="T2">filter</text:span><text:span text:style-name="T1"> method to accomplish this.</text:span></text:p>
        </text:list-item>
        <text:list-item>
          <text:p text:style-name="P13"><text:span text:style-name="T1">Write a function that takes an array of objects with a </text:span><text:span text:style-name="T2">name</text:span><text:span text:style-name="T1"> and </text:span><text:span text:style-name="T2">grades</text:span><text:span text:style-name="T1"> property and returns a new array with only the objects where the average grade is greater than a given amount. Use the </text:span><text:span text:style-name="T2">filter</text:span><text:span text:style-name="T1"> method to accomplish this.</text:span></text:p>
        </text:list-item>
        <text:list-item>
          <text:p text:style-name="P13"><text:span text:style-name="T1">Write a function that takes an array of objects with a </text:span><text:span text:style-name="T2">date</text:span><text:span text:style-name="T1"> property and returns a new array with only the objects where the date is within a given range. Use the </text:span><text:span text:style-name="T2">filter</text:span><text:span text:style-name="T1"> method to accomplish this.</text:span></text:p>
        </text:list-item>
        <text:list-item>
          <text:p text:style-name="P13"><text:span text:style-name="T1">Write a function that takes an array of objects with a </text:span><text:span text:style-name="T2">name</text:span><text:span text:style-name="T1"> and </text:span><text:span text:style-name="T2">email</text:span><text:span text:style-name="T1"> property and returns a new array with only the objects where the email address includes a given domain. Use the </text:span><text:span text:style-name="T2">filter</text:span><text:span text:style-name="T1"> method to accomplish this.</text:span></text:p>
        </text:list-item>
        <text:list-item>
          <text:p text:style-name="P15"><text:span text:style-name="T1">Write a function that takes an array of strings and returns a new array with only the strings that are palindromes. Use the </text:span><text:span text:style-name="T2">filter</text:span><text:span text:style-name="T1"> method to accomplish this.</text:span></text:p>
        </text:list-item>
      </text:list>
      <text:p text:style-name="P1"><text:soft-page-break/></text:p>
      <text:p text:style-name="P2"/>
      <text:p text:style-name="P2"/>
      <text:p text:style-name="P2"/>
      <text:p text:style-name="P2"/>
      <text:p text:style-name="P2"/>
      <text:p text:style-name="P2"/>
      <text:p text:style-name="P2"/>
      <text:p text:style-name="P2">Reduce</text:p>
      <text:list xml:id="list369877977" text:style-name="WWNum8">
        <text:list-item>
          <text:p text:style-name="P14">Write a function that takes an array of numbers and returns the sum of all the numbers. Use the reduce method to accomplish this.</text:p>
        </text:list-item>
        <text:list-item>
          <text:p text:style-name="P14">Write a function that takes an array of objects with a price property and returns the total cost of all the objects. Use the reduce method to accomplish this.</text:p>
        </text:list-item>
        <text:list-item>
          <text:p text:style-name="P14">Write a function that takes an array of numbers and returns the average of all the numbers. Use the reduce method to accomplish this.</text:p>
        </text:list-item>
        <text:list-item>
          <text:p text:style-name="P14">Write a function that takes an array of objects with a quantity and price property and returns the total cost of all the objects, considering the quantity of each object. Use the reduce method to accomplish this.</text:p>
        </text:list-item>
        <text:list-item>
          <text:p text:style-name="P14">Write a function that takes an array of strings and returns an object where the keys are the strings, and the values are the number of times each string appears in the array. Use the reduce method to accomplish this.</text:p>
        </text:list-item>
        <text:list-item>
          <text:p text:style-name="P14">Write a function that takes an array of objects with a name and age property and returns the average age of all the objects. Use the reduce method to accomplish this.</text:p>
        </text:list-item>
        <text:list-item>
          <text:p text:style-name="P18"><text:soft-page-break/>Write a function that takes an array of strings and returns the longest string in the array. Use the reduce method to accomplish this.</text:p>
        </text:list-item>
        <text:list-item>
          <text:p text:style-name="P14">Write a function that takes an array of objects with a name and salary property and returns the total salary of all the employees. Use the reduce method to accomplish this.</text:p>
        </text:list-item>
        <text:list-item>
          <text:p text:style-name="P14">Write a function that takes an array of numbers and returns the product of all the numbers. Use the reduce method to accomplish this.</text:p>
        </text:list-item>
        <text:list-item>
          <text:p text:style-name="P18">Write a function that takes an array of objects with a category property and returns an object where the keys are the categories, and the values are the total cost of all the objects with that category. Use the reduce method to accomplish this.</text:p>
        </text:list-item>
      </text:list>
      <text:p text:style-name="P1"><text:s text:c="52"/></text:p>
      <text:p text:style-name="P3"/>
      <text:p text:style-name="P3"/>
      <text:p text:style-name="P4"><text:span text:style-name="T5"><text:s/></text:span><text:span text:style-name="T4">ForEach</text:span></text:p>
      <text:list xml:id="list178655364" text:style-name="WWNum1">
        <text:list-item>
          <text:h text:style-name="P8" text:outline-level="3">Get the sum of two arrays…actually the sum of all their elements.P.S. Each array includes only integer numbers. Output is a number too.</text:h>
        </text:list-item>
        <text:list-item>
          <text:p text:style-name="P10">Using a for loop print all even numbers up to and including n. Don’t include 0.</text:p>
        </text:list-item>
        <text:list-item>
          <text:p text:style-name="P11">Using a for loop output the elements in reverse order</text:p>
        </text:list-item>
        <text:list-item>
          <text:p text:style-name="P9"><text:span text:style-name="T3">Given two arrays of integers. Add up each element in the same position and</text:span><text:line-break/><text:span text:style-name="T3">create a new array containing the sum of each pair. Assume both arrays are of the same length.</text:span></text:p>
        </text:list-item>
        <text:list-item>
          <text:p text:style-name="P11">Given a string change the every second letter to an uppercase ‘Z’. Assume there are no space.</text:p>
        </text:list-item>
        <text:list-item>
          <text:p text:style-name="P10">Check if a string contains the letter “y”. Print “yes” if it does and “no” if it does not.</text:p>
        </text:list-item>
        <text:list-item>
          <text:p text:style-name="P11">Given a number n Calculate the factorial of the number</text:p>
        </text:list-item>
        <text:list-item>
          <text:p text:style-name="P12"><text:span text:style-name="T3">Write a program that will allow someone to guess a four-digit pin exactly 4</text:span><text:line-break/><text:soft-page-break/><text:span text:style-name="T3">times. If the user guesses the number correctly. It prints “That was</text:span><text:line-break/><text:span text:style-name="T3">correct!” Otherwise, it will print “Sorry that was wrong.” Program stops after the 4th attempt if they got it right.</text:span></text:p>
        </text:list-item>
        <text:list-item>
          <text:p text:style-name="P12"><text:span text:style-name="T3">Write a program that will check if two strings are palindromes. A palindrome is a word that spells the same forward and backward.</text:span><text:line-break/><text:span text:style-name="T3">Palindrome: a word, phrase, or sequence that reads the same backward as</text:span><text:line-break/><text:span text:style-name="T3">forward, e.g., madam or nurses run.</text:span></text:p>
        </text:list-item>
      </text:list>
      <text:p text:style-name="P22"><text:s text:c="6"/>10.Write a program that finds the summation of every number from 1 to num. The <text:s text:c="16"/>number will always be a positive integer greater than 0.</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9cm" fo:margin-right="0cm" fo:margin-top="0cm" fo:margin-bottom="0cm" loext:contextual-spacing="false" fo:line-height="107%" fo:text-align="start" style:justify-single-word="false" fo:orphans="2" fo:widows="2" fo:text-indent="-0.018cm" style:auto-text-indent="false" style:writing-mode="lr-tb"/>
      <style:text-properties fo:color="#000000" style:font-name="Calibri" fo:font-family="Calibri" style:font-family-generic="roman" style:font-pitch="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next-style-name="Standard" style:default-outline-level="1" style:list-style-name="" style:class="text">
      <style:paragraph-properties fo:margin-left="0.019cm" fo:margin-right="0cm" fo:margin-top="0cm" fo:margin-bottom="0cm" loext:contextual-spacing="false" fo:line-height="108%" fo:text-align="start" style:justify-single-word="false" fo:keep-together="always" fo:orphans="2" fo:widows="2" fo:text-indent="-0.018cm" style:auto-text-indent="false" fo:keep-with-next="always" style:writing-mode="lr-tb"/>
      <style:text-properties fo:color="#39b7b9" style:font-name="Calibri" fo:font-family="Calibri" style:font-family-generic="roman" style:font-pitch="variable" fo:font-size="14pt" style:font-size-asian="14pt" style:font-name-complex="Calibri1" style:font-family-complex="Calibri"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indent="0cm" style:auto-text-indent="false"/>
      <style:text-properties style:use-window-font-color="true"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018cm" style:auto-text-indent="false"/>
    </style:style>
    <style:style style:name="Default_20_Paragraph_20_Font" style:display-name="Default Paragraph Font" style:family="text"/>
    <style:style style:name="Heading_20_1_20_Char" style:display-name="Heading 1 Char" style:family="text">
      <style:text-properties fo:color="#39b7b9"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umaresan Krishnan</meta:initial-creator>
    <meta:editing-cycles>5</meta:editing-cycles>
    <meta:creation-date>2023-08-30T10:38:00</meta:creation-date>
    <dc:date>2023-09-05T18:20:56.587883121</dc:date>
    <meta:editing-duration>PT3H19M18S</meta:editing-duration>
    <meta:generator>LibreOffice/6.4.7.2$Linux_X86_64 LibreOffice_project/40$Build-2</meta:generator>
    <meta:document-statistic meta:table-count="0" meta:image-count="0" meta:object-count="0" meta:page-count="5" meta:paragraph-count="45" meta:word-count="1303" meta:character-count="6995" meta:non-whitespace-character-count="56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aa0b2761-7862-47ee-ae30-e47d6aabffa1_ActionId" meta:value-type="string">d661ca36-6d4c-46ee-b56d-9aada8d22e9c</meta:user-defined>
    <meta:user-defined meta:name="MSIP_Label_aa0b2761-7862-47ee-ae30-e47d6aabffa1_ContentBits" meta:value-type="string">0</meta:user-defined>
    <meta:user-defined meta:name="MSIP_Label_aa0b2761-7862-47ee-ae30-e47d6aabffa1_Enabled" meta:value-type="string">true</meta:user-defined>
    <meta:user-defined meta:name="MSIP_Label_aa0b2761-7862-47ee-ae30-e47d6aabffa1_Method" meta:value-type="string">Standard</meta:user-defined>
    <meta:user-defined meta:name="MSIP_Label_aa0b2761-7862-47ee-ae30-e47d6aabffa1_Name" meta:value-type="string">Finstein critical Files</meta:user-defined>
    <meta:user-defined meta:name="MSIP_Label_aa0b2761-7862-47ee-ae30-e47d6aabffa1_SetDate" meta:value-type="string">2023-08-30T10:38:05Z</meta:user-defined>
    <meta:user-defined meta:name="MSIP_Label_aa0b2761-7862-47ee-ae30-e47d6aabffa1_SiteId" meta:value-type="string">f2cfbf0a-0ab7-4380-8b4a-6f2b25930892</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